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cb0f3" officeooo:paragraph-rsid="001cb0f3"/>
    </style:style>
    <style:style style:name="P2" style:family="paragraph" style:parent-style-name="Standard">
      <style:text-properties officeooo:rsid="001cb0f3" officeooo:paragraph-rsid="0021c3f3"/>
    </style:style>
    <style:style style:name="P3" style:family="paragraph" style:parent-style-name="Standard">
      <style:text-properties fo:font-style="italic" style:text-underline-style="solid" style:text-underline-width="auto" style:text-underline-color="font-color" fo:font-weight="bold" officeooo:rsid="001cb0f3" officeooo:paragraph-rsid="001cb0f3" style:font-style-asian="italic" style:font-weight-asian="bold" style:font-style-complex="italic" style:font-weight-complex="bold"/>
    </style:style>
    <style:style style:name="P4" style:family="paragraph" style:parent-style-name="Standard">
      <style:text-properties fo:font-style="italic" style:text-underline-style="solid" style:text-underline-width="auto" style:text-underline-color="font-color" officeooo:rsid="00206232" officeooo:paragraph-rsid="00206232" style:font-style-asian="italic" style:font-style-complex="italic"/>
    </style:style>
    <style:style style:name="P5" style:family="paragraph" style:parent-style-name="Standard">
      <style:text-properties fo:font-style="italic" style:text-underline-style="solid" style:text-underline-width="auto" style:text-underline-color="font-color" officeooo:rsid="001cb0f3" officeooo:paragraph-rsid="0021c3f3" style:font-style-asian="italic" style:font-style-complex="italic"/>
    </style:style>
    <style:style style:name="P6" style:family="paragraph" style:parent-style-name="Standard">
      <style:text-properties fo:font-style="italic" style:text-underline-style="solid" style:text-underline-width="auto" style:text-underline-color="font-color" officeooo:rsid="001d5744" officeooo:paragraph-rsid="001d5744" style:font-style-asian="italic" style:font-style-complex="italic"/>
    </style:style>
    <style:style style:name="P7" style:family="paragraph" style:parent-style-name="Standard">
      <style:text-properties fo:font-style="italic" style:text-underline-style="solid" style:text-underline-width="auto" style:text-underline-color="font-color" officeooo:rsid="0029bf61" officeooo:paragraph-rsid="0029bf61" style:font-style-asian="italic" style:font-style-complex="italic"/>
    </style:style>
    <style:style style:name="P8" style:family="paragraph" style:parent-style-name="Standard">
      <style:text-properties fo:font-style="italic" style:text-underline-style="solid" style:text-underline-width="auto" style:text-underline-color="font-color" officeooo:rsid="00285b60" officeooo:paragraph-rsid="00285b60" style:font-style-asian="italic" style:font-style-complex="italic"/>
    </style:style>
    <style:style style:name="P9" style:family="paragraph" style:parent-style-name="Standard">
      <style:text-properties fo:font-style="italic" style:text-underline-style="solid" style:text-underline-width="auto" style:text-underline-color="font-color" officeooo:rsid="002b1b96" officeooo:paragraph-rsid="002b1b96" style:font-style-asian="italic" style:font-style-complex="italic"/>
    </style:style>
    <style:style style:name="P10" style:family="paragraph" style:parent-style-name="Standard">
      <style:text-properties fo:font-size="14pt" fo:font-style="italic" style:text-underline-style="solid" style:text-underline-width="auto" style:text-underline-color="font-color" fo:font-weight="bold" officeooo:rsid="001cb0f3" officeooo:paragraph-rsid="00228de6" style:font-size-asian="14pt" style:font-style-asian="italic" style:font-weight-asian="bold" style:font-size-complex="14pt" style:font-style-complex="italic" style:font-weight-complex="bold"/>
    </style:style>
    <style:style style:name="P11" style:family="paragraph" style:parent-style-name="Standard">
      <style:text-properties fo:font-size="14pt" fo:font-style="italic" style:text-underline-style="solid" style:text-underline-width="auto" style:text-underline-color="font-color" fo:font-weight="bold" officeooo:rsid="00206232" officeooo:paragraph-rsid="00206232" style:font-size-asian="14pt" style:font-style-asian="italic" style:font-weight-asian="bold" style:font-size-complex="14pt" style:font-style-complex="italic" style:font-weight-complex="bold"/>
    </style:style>
    <style:style style:name="P12" style:family="paragraph" style:parent-style-name="Standard">
      <style:paragraph-properties fo:text-align="center" style:justify-single-word="false"/>
      <style:text-properties fo:color="#ce181e" fo:font-size="16pt" fo:font-style="italic" style:text-underline-style="solid" style:text-underline-width="auto" style:text-underline-color="font-color" fo:font-weight="bold" officeooo:rsid="001cb0f3" officeooo:paragraph-rsid="001cb0f3" style:font-size-asian="16pt" style:font-style-asian="italic" style:font-weight-asian="bold" style:font-size-complex="16pt" style:font-style-complex="italic" style:font-weight-complex="bold"/>
    </style:style>
    <style:style style:name="P13" style:family="paragraph" style:parent-style-name="Standard">
      <style:text-properties officeooo:rsid="001d5744" officeooo:paragraph-rsid="001d5744"/>
    </style:style>
    <style:style style:name="P14" style:family="paragraph" style:parent-style-name="Standard">
      <style:text-properties officeooo:rsid="00206232" officeooo:paragraph-rsid="00206232"/>
    </style:style>
    <style:style style:name="P15" style:family="paragraph" style:parent-style-name="Standard">
      <style:paragraph-properties fo:text-align="end" style:justify-single-word="false"/>
      <style:text-properties officeooo:rsid="00206232" officeooo:paragraph-rsid="00206232"/>
    </style:style>
    <style:style style:name="P16" style:family="paragraph" style:parent-style-name="Standard">
      <style:text-properties officeooo:rsid="0020a947" officeooo:paragraph-rsid="0020a947"/>
    </style:style>
    <style:style style:name="P17" style:family="paragraph" style:parent-style-name="Standard">
      <style:text-properties officeooo:rsid="00285b60" officeooo:paragraph-rsid="00285b60"/>
    </style:style>
    <style:style style:name="P18" style:family="paragraph" style:parent-style-name="Standard">
      <style:text-properties officeooo:rsid="0029bf61" officeooo:paragraph-rsid="0029bf61"/>
    </style:style>
    <style:style style:name="P19" style:family="paragraph" style:parent-style-name="Standard">
      <style:text-properties officeooo:rsid="002b1b96" officeooo:paragraph-rsid="002b1b96"/>
    </style:style>
    <style:style style:name="P20" style:family="paragraph" style:parent-style-name="Standard">
      <style:text-properties officeooo:rsid="00285b60" officeooo:paragraph-rsid="0029bf61"/>
    </style:style>
    <style:style style:name="T1" style:family="text">
      <style:text-properties fo:font-style="normal" style:text-underline-style="none" style:font-style-asian="normal" style:font-style-complex="normal"/>
    </style:style>
    <style:style style:name="T2" style:family="text">
      <style:text-properties officeooo:rsid="001d9258"/>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officeooo:rsid="00228de6"/>
    </style:style>
    <style:style style:name="T5" style:family="text">
      <style:text-properties officeooo:rsid="00263944"/>
    </style:style>
    <style:style style:name="T6" style:family="text">
      <style:text-properties officeooo:rsid="0029bf6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Rapport Technique Programation Fonctionnelle</text:p>
      <text:p text:style-name="P12">Projet Scala : Puissance 4</text:p>
      <text:p text:style-name="P1"/>
      <text:p text:style-name="P15">Sallio Romane</text:p>
      <text:p text:style-name="P15">ING2 - GSI</text:p>
      <text:p text:style-name="P1"/>
      <text:p text:style-name="P10">Mode d’emplo<text:span text:style-name="T4">i :</text:span></text:p>
      <text:p text:style-name="P3"/>
      <text:p text:style-name="P2"><text:span text:style-name="T3">Version du langage Scala :</text:span> </text:p>
      <text:p text:style-name="P2"><text:tab/>2.11.12</text:p>
      <text:p text:style-name="P2"><text:span text:style-name="T3">Version de la machine virtuelle Java :</text:span> </text:p>
      <text:p text:style-name="P2"><text:tab/>openjdk version "11.0.6"</text:p>
      <text:p text:style-name="P5">Environement de développement :</text:p>
      <text:p text:style-name="P2"><text:span text:style-name="T1"><text:tab/></text:span>Visual Studio Code</text:p>
      <text:p text:style-name="P5">Extensions :</text:p>
      <text:p text:style-name="P2"><text:tab/>Scala Syntax (officiel)</text:p>
      <text:p text:style-name="P5">Compiler :</text:p>
      <text:p text:style-name="P2"><text:tab/>scalac src/main/scala/Jeu.scala -d class/</text:p>
      <text:p text:style-name="P5">Exécuter : </text:p>
      <text:p text:style-name="P2"><text:tab/>scala -cp class/ Jeu</text:p>
      <text:p text:style-name="P9">Exécuter .jar :</text:p>
      <text:p text:style-name="P19"><text:tab/>scala Jeu.jar</text:p>
      <text:p text:style-name="P6">Commandes acceptées pour :</text:p>
      <text:p text:style-name="P13"><text:tab/>- Choisir entre 1 - importer ou 2 - nouveau : ‘1’, ‘importer’, ‘1 – importer’, ‘2’, ‘nouveau’, ‘2 – nouveau’</text:p>
      <text:p text:style-name="P13"><text:tab/>- Donner chaine format ligne\nligne\n... : ex : ‘ <text:s text:c="5"/>\nRRJJRR\nJRRRJJ’</text:p>
      <text:p text:style-name="P13"><text:tab/>- Choisir entre rouge et jaune : ‘<text:span text:style-name="T2">Rouge’, ‘R’, ‘rouge’, ‘r’, ‘Jaune’, ‘J’, ‘jaune’, ‘j’</text:span></text:p>
      <text:p text:style-name="P13"/>
      <text:p text:style-name="P11">Choix de conception et de design :</text:p>
      <text:p text:style-name="P14"/>
      <text:p text:style-name="P4">Intelligence Artificielle :</text:p>
      <text:p text:style-name="P14"><text:tab/><text:span text:style-name="T5">Le programme cherche pour chaque colonne si il y a trois jetons consécutifs d’une même couleur (pour les rouges et les jaunes) tout autour (sauf en haut) de la case vide la plus basse. S’il ne trouve pas trois jetons consécutifs alors il joue de manière aléatoire grâce à la fonction rand ().</text:span></text:p>
      <text:p text:style-name="P14"/>
      <text:p text:style-name="P4">Bibliothèque :</text:p>
      <text:p text:style-name="P16"><text:tab/>- Scala.io.StdIn.readLine : Récupérer entrée utilisateur sour format String</text:p>
      <text:p text:style-name="P16"><text:tab/>- Scala.io.StdIn.readInt : Récupérer entrée utilisateur sour format Int</text:p>
      <text:p text:style-name="P16"/>
      <text:p text:style-name="P8">Les avantages : </text:p>
      <text:p text:style-name="P17"><text:tab/>Mon programme est fonctionnel, il permet donc à un joueur de jouer contre un ordinateur. Il répond au cahier des charges et à des fonctionnalités <text:span text:style-name="T6">supplémentaires </text:span>comme charger une partie ou <text:span text:style-name="T6">choisir sa couleur de jeton. De plus, j’ai essayé de suivre au maximum le concept de programmation</text:span> . <text:span text:style-name="T6">Il est programmé avec de petites fonctions ce qui le rend plus compréhensible et plus facilement modifiable pour le faire évoluer.</text:span></text:p>
      <text:p text:style-name="P17"/>
      <text:p text:style-name="P7">Les limites : </text:p>
      <text:p text:style-name="P18"><text:tab/>Premièrement l’affichage se fait en console, l’interface Homme-Machine peut être amélioré. Deuxièmement, mon Intelligence Artificelle est présente et fonctionnelle mais ele aurait pu être plus performante.</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2T17:02:35.999949694</meta:creation-date>
    <dc:date>2020-06-18T11:55:57.010483867</dc:date>
    <meta:editing-duration>PT4H17M31S</meta:editing-duration>
    <meta:editing-cycles>20</meta:editing-cycles>
    <meta:generator>LibreOffice/6.0.7.3$Linux_X86_64 LibreOffice_project/00m0$Build-3</meta:generator>
    <meta:document-statistic meta:table-count="0" meta:image-count="0" meta:object-count="0" meta:page-count="1" meta:paragraph-count="33" meta:word-count="295" meta:character-count="1876" meta:non-whitespace-character-count="1587"/>
  </office:meta>
</office:document-meta>
</file>